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ing_20_1">
      <style:paragraph-properties fo:text-align="center" style:justify-single-word="false"/>
      <style:text-properties style:font-name="Liberation Serif1" fo:font-size="28pt" fo:language="es" fo:country="ES" style:font-name-asian="Liberation Serif1" style:font-size-asian="28pt" style:language-asian="es" style:country-asian="ES" style:font-name-complex="Liberation Serif1" style:font-size-complex="28pt" style:language-complex="es" style:country-complex="ES"/>
    </style:style>
    <style:style style:name="P2" style:family="paragraph" style:parent-style-name="Text_20_body">
      <style:paragraph-properties fo:text-align="justify" style:justify-single-word="false"/>
      <style:text-properties style:font-name="Liberation Serif1" fo:language="es" fo:country="ES" style:font-name-asian="Liberation Serif1" style:language-asian="es" style:country-asian="ES" style:font-name-complex="Liberation Serif1" style:language-complex="es" style:country-complex="ES"/>
    </style:style>
    <style:style style:name="P3" style:family="paragraph" style:parent-style-name="Text_20_body" style:list-style-name="L2">
      <style:paragraph-properties fo:text-align="justify" style:justify-single-word="false"/>
    </style:style>
    <style:style style:name="T1" style:family="text">
      <style:text-properties style:font-name="Liberation Serif1" fo:language="es" fo:country="ES" style:font-name-asian="Liberation Serif1" style:language-asian="es" style:country-asian="ES" style:font-name-complex="Liberation Serif1" style:language-complex="es" style:country-complex="ES"/>
    </style:style>
    <style:style style:name="T2" style:family="text">
      <style:text-properties style:font-name="Liberation Serif1" fo:language="es" fo:country="ES" fo:font-weight="bold" style:font-name-asian="Liberation Serif1" style:language-asian="es" style:country-asian="ES" style:font-weight-asian="bold" style:font-name-complex="Liberation Serif1" style:language-complex="es" style:country-complex="ES" style:font-weight-complex="bold"/>
    </style:style>
    <style:style style:name="T3" style:family="text">
      <style:text-properties fo:font-weight="bold"/>
    </style:style>
    <style:style style:name="T4" style:family="text">
      <style:text-properties style:font-weight-asian="bold"/>
    </style:style>
    <style:style style:name="T5" style:family="text">
      <style:text-properties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GESTAS Installation</text:h>
      <text:p text:style-name="P2">Actually you can install GESTAS only from source code, because the project is in a very initial state to waste time in the creation of packages for each distribution of GNU/Linux. You have to follow the next steps to install GESTAS from source code:</text:p>
      <text:list xml:id="list1250985204" text:style-name="L2">
        <text:list-item>
          <text:p text:style-name="P3"><text:span text:style-name="T2">Download the source code:</text:span><text:span text:style-name="T1"> There are two ways to obtain the code of GESTAS, from the project web official page (http://gestas.opentia.org), in which you can find the stable versions of the project, or from the project's repository (https://forja.rediris.es/projects/cusl3-gestas/). The project's repository is managed by subversion, so to download the source code you may have installed subversion and run the next command:</text:span></text:p>
          <text:p text:style-name="P3"><text:span text:style-name="T1"/></text:p>
          <text:list>
            <text:list-header>
              <text:p text:style-name="P3"><text:span text:style-name="T1">$ svn co https://forja.rediris.es/svn/cusl3-gestas/trunk/software gestas</text:span></text:p>
              <text:p text:style-name="P3"><text:span text:style-name="T1"/></text:p>
            </text:list-header>
          </text:list>
          <text:p text:style-name="P3"><text:span text:style-name="T1">Subversion (http://subversion.tigris.org) is a control version system very popular which is offer as binary package in almost every GNU/Linux system, so it's installation is very easy with any package manager.</text:span></text:p>
        </text:list-item>
        <text:list-item>
          <text:p text:style-name="P3"><text:span text:style-name="T2">Install the dependencies:</text:span><text:span text:style-name="T1"> Actually GESTAS depends on the following Debian packages: mysql-server-5.0, mysql-client-5.0, apache2, libapache2-mod-php5, php5, php5-mysql y php-gettext. This packages are very common in all the GNU/Linux distributions, so, although it can have other names, you can find them easily.</text:span></text:p>
        </text:list-item>
        <text:list-item>
          <text:p text:style-name="P3"><text:span text:style-name="T2">Create the database:</text:span><text:span text:style-name="T1"> GESTAS work with a mysql database, so we have to create one and grant privileges to an user to access and modify it. We can use the next command to create a database in MySQL:</text:span></text:p>
          <text:p text:style-name="P3"><text:span text:style-name="T1"/></text:p>
          <text:list>
            <text:list-header>
              <text:p text:style-name="P3"><text:span text:style-name="T1">$ mysqladmin -u admin create gestas</text:span></text:p>
              <text:p text:style-name="P3"><text:span text:style-name="T1"/></text:p>
            </text:list-header>
          </text:list>
          <text:p text:style-name="P3"><text:span text:style-name="T1">where admin is the MySQL server administrator (usually the 'root' user) and gestas is the name of the database. To grant privileges to a user we have to run the next commands:</text:span></text:p>
          <text:p text:style-name="P3"><text:span text:style-name="T1"/></text:p>
          <text:list text:continue-numbering="true">
            <text:list-header>
              <text:p text:style-name="P3"><text:span text:style-name="T1">$ mysql -u admin</text:span></text:p>
              <text:p text:style-name="P3"><text:span text:style-name="T1">sql&gt; GRANT ALL PRIVILEGES ON gestas.* TO gestas_user IDENTIFIED BY 'gestas_password';</text:span></text:p>
              <text:p text:style-name="P3"><text:span text:style-name="T1">sql&gt; FLUSH PRIVILEGES;</text:span></text:p>
              <text:p text:style-name="P3"><text:span text:style-name="T1">sql&gt; exit</text:span></text:p>
              <text:p text:style-name="P3"><text:span text:style-name="T1"/></text:p>
            </text:list-header>
          </text:list>
          <text:p text:style-name="P3"><text:span text:style-name="T1">where admin, as before, is the mysql server administrator, gestas_user is the user who is going to administrate the application database and gestas_password, which is optional, is the password of the administrator.</text:span></text:p>
        </text:list-item>
        <text:list-item>
          <text:p text:style-name="P3"><text:span text:style-name="T2">Parameter configuration:</text:span><text:span text:style-name="T1"> Before we load the database schema we have to adjust some essential parameters stored in the database. For that, we have to create a new file, mysql-configs.sql, in the sql directory with all the parameters configured correctly. We have an example of this file in mysql-configs.sql.default in the same directory, so we only have to </text:span><text:soft-page-break/><text:span text:style-name="T1">copy this file into mysql-configs.sql and set the parameters, specially dir_base, which is the base directory where is the software installed (from now is represented by &lt;GESTAS&gt;).</text:span></text:p>
        </text:list-item>
        <text:list-item>
          <text:p text:style-name="P3"><text:span text:style-name="T2">Load the database schema:</text:span><text:span text:style-name="T1"> Once we have configured the parameters we have to load the schema into the database by running the following commands:</text:span></text:p>
          <text:p text:style-name="P3"><text:span text:style-name="T1"/></text:p>
          <text:list>
            <text:list-header>
              <text:p text:style-name="P3"><text:span text:style-name="T1">$ cd &lt;GESTAS&gt;/sql</text:span></text:p>
              <text:p text:style-name="P3"><text:span text:style-name="T1">$ mysql -u admin</text:span></text:p>
              <text:p text:style-name="P3"><text:span text:style-name="T1">sql&gt; use gestas;</text:span></text:p>
              <text:p text:style-name="P3"><text:span text:style-name="T1">sql&gt; source mysql.sql;</text:span></text:p>
              <text:p text:style-name="P3"><text:span text:style-name="T1">sql&gt; exit;</text:span></text:p>
              <text:p text:style-name="P3"><text:span text:style-name="T1"/></text:p>
            </text:list-header>
          </text:list>
        </text:list-item>
        <text:list-item>
          <text:p text:style-name="P3"><text:span text:style-name="T2">Configure the database conection:</text:span><text:span text:style-name="T1"> Now we have the database schema loaded we're going to configure the database conection by creating a new file, const.php, in the project's root directory with all the connection data (port, host, user, password and database name). We have an example of the file const.php in const.php.default, so we can copy and change it with our connection configurations.</text:span></text:p>
        </text:list-item>
        <text:list-item>
          <text:p text:style-name="P3"><text:span text:style-name="T2">Open the access to the application:</text:span><text:span text:style-name="T1"> Now that the application is installed and configured, we are going to give access to it by configurin Apache conveniently. We can configure it puting the application in a directory or subdirectory where any virtual host point or creating a new virtual host. In the second option we have to edit a new file at /etc/apache2/sites-available with the new virtual host data and link it to the /etc/apache2/sites-enabled directory, restarting then the Apache server.</text:span></text:p>
        </text:list-item>
        <text:list-item>
          <text:p text:style-name="P3"><text:span text:style-name="T2">Restart Apache running:</text:span></text:p>
          <text:p text:style-name="P3"><text:span text:style-name="T2"/></text:p>
          <text:list>
            <text:list-header>
              <text:p text:style-name="P3"><text:span text:style-name="T1">$ /etc/init.d/apache2 restart</text:span></text:p>
              <text:p text:style-name="P3"><text:span text:style-name="T1"/></text:p>
            </text:list-header>
          </text:list>
          <text:p text:style-name="P3"><text:span text:style-name="T1">With this steps we have installed GESTAS, so have fun and happy hacking!.</text:span></text:p>
        </text:list-item>
      </text:list>
      <text:p text:style-name="P2"/>
      <text:p text:style-name="P2">IMPORTANT NOTE: Actually exists a limitation that blocks GESTAS to run in a Debian oldstable (codename etch). There's no problem with the php5's version of Debian stable (codename lenny), but if you find where's the problem please let us k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s" fo:country="E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blo Alvarez de Sotomayor Posadillo</meta:initial-creator>
    <meta:creation-date>2009-03-31T04:38:00</meta:creation-date>
    <dc:date>2009-03-31T04:58:26</dc:date>
    <dc:creator>Pablo Alvarez de Sotomayor Posadillo</dc:creator>
    <meta:editing-duration>PT00H13M02S</meta:editing-duration>
    <meta:editing-cycles>1</meta:editing-cycles>
    <meta:generator>OpenOffice.org/3.0$Linux OpenOffice.org_project/300m15$Build-9379</meta:generator>
    <meta:document-statistic meta:table-count="0" meta:image-count="0" meta:object-count="0" meta:page-count="2" meta:paragraph-count="27" meta:word-count="643" meta:character-count="4068"/>
    <meta:user-defined meta:name="Información 1"/>
    <meta:user-defined meta:name="Información 2"/>
    <meta:user-defined meta:name="Información 3"/>
    <meta:user-defined meta:name="Información 4"/>
  </office:meta>
</office:document-meta>
</file>